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19229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background-color="transparent"/>
      <style:text-properties officeooo:paragraph-rsid="000f93b7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background-color="transparent"/>
      <style:text-properties officeooo:paragraph-rsid="00119229"/>
    </style:style>
    <style:style style:name="P4" style:family="paragraph" style:parent-style-name="Text_20_body" style:list-style-name="L1">
      <loext:graphic-properties draw:fill="none" draw:fill-color="#ffffff"/>
      <style:paragraph-properties fo:background-color="transparent"/>
      <style:text-properties officeooo:paragraph-rsid="00119229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 officeooo:paragraph-rsid="000f93b7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 officeooo:paragraph-rsid="00119229"/>
    </style:style>
    <style:style style:name="P7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 officeooo:paragraph-rsid="00112098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 officeooo:rsid="00112098" officeooo:paragraph-rsid="00112098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 officeooo:rsid="00112098" officeooo:paragraph-rsid="00119229"/>
    </style:style>
    <style:style style:name="P10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 officeooo:paragraph-rsid="0011922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170975" fo:background-color="transparent" loext:char-shading-value="0"/>
    </style:style>
    <style:style style:name="T4" style:family="text">
      <style:text-properties fo:color="#000000" loext:opacity="100%" officeooo:rsid="00170975"/>
    </style:style>
    <style:style style:name="T5" style:family="text">
      <style:text-properties fo:color="#000000" loext:opacity="100%" officeooo:rsid="00112098"/>
    </style:style>
    <style:style style:name="T6" style:family="text">
      <style:text-properties fo:color="#000000" loext:opacity="100%" officeooo:rsid="00119229"/>
    </style:style>
    <style:style style:name="T7" style:family="text">
      <style:text-properties officeooo:rsid="0017097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Add to Cart</text:span></text:span><text:span text:style-name="T1">:</text:span></text:p>
      <text:list xml:id="list2688791721" text:style-name="L1">
        <text:list-item>
          <text:p text:style-name="P3"><text:span text:style-name="Strong_20_Emphasis"><text:span text:style-name="T2">Steps</text:span></text:span><text:span text:style-name="T1">: </text:span></text:p>
          <text:list>
            <text:list-item>
              <text:p text:style-name="P9">Go to tapshop.pl</text:p>
            </text:list-item>
          </text:list>
        </text:list-item>
      </text:list>
      <text:list xml:id="list4236743446" text:style-name="L3">
        <text:list-item>
          <text:list>
            <text:list-item>
              <text:p text:style-name="P10">Navigate to a “<text:span text:style-name="T7">Sklep” tab</text:span></text:p>
            </text:list-item>
          </text:list>
        </text:list-item>
      </text:list>
      <text:list xml:id="list82618930941323" text:continue-list="list2688791721" text:style-name="L1">
        <text:list-item>
          <text:list>
            <text:list-item>
              <text:p text:style-name="P6">Select the desired product</text:p>
            </text:list-item>
            <text:list-item>
              <text:p text:style-name="P6">Click “<text:span text:style-name="T7">Dodaj do koszyka</text:span>” </text:p>
            </text:list-item>
            <text:list-item>
              <text:p text:style-name="P9">Click “Zobacz Koszyk”</text:p>
            </text:list-item>
            <text:list-item>
              <text:p text:style-name="P9">Clik “Przejdz do platnosci”</text:p>
            </text:list-item>
            <text:list-item>
              <text:p text:style-name="P9">Fulfill the Form and click “Kupuje i place”</text:p>
            </text:list-item>
          </text:list>
        </text:list-item>
        <text:list-item>
          <text:p text:style-name="P4"><text:span text:style-name="Strong_20_Emphasis"><text:span text:style-name="T3">Expected Result</text:span></text:span><text:span text:style-name="T4">: </text:span><text:span text:style-name="T5">User is redirected to “Zamowienie otrzymane”. The number and details of the order </text:span><text:span text:style-name="T6">are</text:span><text:span text:style-name="T5"> visible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26:10.558593651</meta:creation-date>
    <dc:date>2025-02-13T08:26:16.936319888</dc:date>
    <meta:editing-duration>PT8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1" meta:character-count="330" meta:non-whitespace-character-count="285"/>
  </office:meta>
</office:document-meta>
</file>